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2">
      <style:paragraph-properties fo:orphans="0" fo:widows="0" style:snap-to-layout-grid="false"/>
      <style:text-properties fo:font-size="11pt" fo:background-color="transparent" style:font-name-asian="Times New Roman" style:font-size-asian="11pt" style:font-size-complex="11pt"/>
    </style:style>
    <style:style style:name="P2" style:family="paragraph" style:parent-style-name="Standard">
      <style:paragraph-properties fo:orphans="0" fo:widows="0" style:snap-to-layout-grid="false"/>
      <style:text-properties fo:font-size="11pt" fo:background-color="transparent" style:font-name-asian="Times New Roman" style:font-size-asian="11pt" style:font-size-complex="11pt"/>
    </style:style>
    <style:style style:name="P3" style:family="paragraph" style:parent-style-name="Standard" style:list-style-name="WW8Num12">
      <style:paragraph-properties fo:text-align="start" style:justify-single-word="false" fo:orphans="0" fo:widows="0" style:snap-to-layout-grid="false"/>
      <style:text-properties fo:font-size="11pt" fo:background-color="transparent" style:font-name-asian="Times New Roman" style:font-size-asian="11pt" style:font-size-complex="11pt"/>
    </style:style>
    <style:style style:name="P4" style:family="paragraph" style:parent-style-name="Standard" style:list-style-name="WW8Num12">
      <style:paragraph-properties fo:orphans="0" fo:widows="0" style:snap-to-layout-grid="false"/>
      <style:text-properties fo:font-size="11pt" fo:font-weight="normal" fo:background-color="transparent" style:font-name-asian="Times New Roman" style:font-size-asian="11pt" style:font-weight-asian="normal" style:font-size-complex="11pt" style:font-weight-complex="normal"/>
    </style:style>
    <style:style style:name="P5" style:family="paragraph" style:parent-style-name="Standard">
      <style:paragraph-properties fo:orphans="0" fo:widows="0" style:snap-to-layout-grid="false"/>
      <style:text-properties fo:font-size="11pt" fo:font-weight="normal" fo:background-color="transparent" style:font-name-asian="Times New Roman" style:font-size-asian="11pt" style:font-weight-asian="normal" style:font-size-complex="11pt" style:font-weight-complex="normal"/>
    </style:style>
    <style:style style:name="P6" style:family="paragraph" style:parent-style-name="Standard" style:list-style-name="WW8Num12">
      <style:paragraph-properties fo:orphans="0" fo:widows="0" style:snap-to-layout-grid="false"/>
      <style:text-properties fo:font-size="11pt" fo:font-weight="normal" fo:background-color="#ff0000" style:font-name-asian="Times New Roman" style:font-size-asian="11pt" style:font-weight-asian="normal" style:font-size-complex="11pt" style:font-weight-complex="normal"/>
    </style:style>
    <style:style style:name="P7" style:family="paragraph" style:parent-style-name="Standard" style:list-style-name="WW8Num12">
      <style:paragraph-properties fo:orphans="0" fo:widows="0" style:snap-to-layout-grid="false"/>
      <style:text-properties fo:font-size="11pt" fo:font-weight="normal" fo:background-color="#ffff00" style:font-name-asian="Times New Roman" style:font-size-asian="11pt" style:font-weight-asian="normal" style:font-size-complex="11pt" style:font-weight-complex="normal"/>
    </style:style>
    <style:style style:name="P8" style:family="paragraph" style:parent-style-name="Standard">
      <style:paragraph-properties fo:orphans="0" fo:widows="0" style:snap-to-layout-grid="false"/>
      <style:text-properties fo:font-size="11pt" fo:font-weight="normal" fo:background-color="#ffff00" style:font-name-asian="Times New Roman" style:font-size-asian="11pt" style:font-weight-asian="normal" style:font-size-complex="11pt" style:font-weight-complex="normal"/>
    </style:style>
    <style:style style:name="P9" style:family="paragraph" style:parent-style-name="Standard" style:list-style-name="WW8Num12">
      <style:paragraph-properties fo:orphans="0" fo:widows="0" style:snap-to-layout-grid="false"/>
      <style:text-properties fo:font-size="11pt" fo:font-weight="bold" fo:background-color="transparent" style:font-name-asian="Times New Roman" style:font-size-asian="11pt" style:font-weight-asian="bold" style:font-size-complex="11pt" style:font-weight-complex="bold"/>
    </style:style>
    <style:style style:name="P10" style:family="paragraph" style:parent-style-name="Standard">
      <style:paragraph-properties fo:orphans="0" fo:widows="0" style:snap-to-layout-grid="false"/>
      <style:text-properties fo:font-size="11pt" fo:font-weight="bold" fo:background-color="transparent" style:font-name-asian="Times New Roman" style:font-size-asian="11pt" style:font-weight-asian="bold" style:font-size-complex="11pt" style:font-weight-complex="bold"/>
    </style:style>
    <style:style style:name="P11" style:family="paragraph" style:parent-style-name="Standard" style:list-style-name="WW8Num12">
      <style:paragraph-properties fo:orphans="0" fo:widows="0" style:snap-to-layout-grid="false"/>
      <style:text-properties fo:font-size="11pt" fo:font-style="italic" fo:font-weight="normal" fo:background-color="transparent" style:font-name-asian="Times New Roman" style:font-size-asian="11pt" style:font-style-asian="italic" style:font-weight-asian="normal" style:font-size-complex="11pt" style:font-style-complex="italic" style:font-weight-complex="normal"/>
    </style:style>
    <style:style style:name="P12" style:family="paragraph" style:parent-style-name="Standard" style:list-style-name="WW8Num12">
      <style:paragraph-properties fo:orphans="0" fo:widows="0" style:snap-to-layout-grid="false"/>
      <style:text-properties fo:font-size="11pt" fo:font-style="normal" style:text-underline-style="none" fo:font-weight="normal" fo:background-color="transparent" style:font-name-asian="Times New Roman" style:font-size-asian="11pt" style:font-style-asian="normal" style:font-weight-asian="normal" style:font-size-complex="11pt" style:font-style-complex="normal" style:font-weight-complex="normal"/>
    </style:style>
    <style:style style:name="P13" style:family="paragraph" style:parent-style-name="Standard">
      <style:paragraph-properties fo:orphans="0" fo:widows="0" style:snap-to-layout-grid="false"/>
      <style:text-properties fo:font-size="11pt" fo:font-style="normal" style:text-underline-style="none" fo:font-weight="normal" fo:background-color="transparent" style:font-name-asian="Times New Roman" style:font-size-asian="11pt" style:font-style-asian="normal" style:font-weight-asian="normal" style:font-size-complex="11pt" style:font-style-complex="normal" style:font-weight-complex="normal"/>
    </style:style>
    <style:style style:name="P14" style:family="paragraph" style:parent-style-name="Standard" style:list-style-name="WW8Num12">
      <style:paragraph-properties fo:orphans="0" fo:widows="0" style:snap-to-layout-grid="false"/>
      <style:text-properties fo:font-size="11pt" fo:font-style="normal" style:text-underline-style="none" fo:font-weight="normal" fo:background-color="#ff0000" style:font-name-asian="Times New Roman" style:font-size-asian="11pt" style:font-style-asian="normal" style:font-weight-asian="normal" style:font-size-complex="11pt" style:font-style-complex="normal" style:font-weight-complex="normal"/>
    </style:style>
    <style:style style:name="P15" style:family="paragraph" style:parent-style-name="Standard">
      <style:paragraph-properties fo:orphans="0" fo:widows="0" style:snap-to-layout-grid="false"/>
      <style:text-properties fo:font-size="11pt" fo:font-style="normal" style:text-underline-style="none" style:font-size-asian="11pt" style:font-style-asian="normal" style:font-size-complex="11pt" style:font-style-complex="normal"/>
    </style:style>
    <style:style style:name="P16" style:family="paragraph" style:parent-style-name="Standard" style:list-style-name="WW8Num12">
      <style:paragraph-properties fo:orphans="0" fo:widows="0" style:snap-to-layout-grid="false"/>
      <style:text-properties fo:background-color="#e6ff00"/>
    </style:style>
    <style:style style:name="P17" style:family="paragraph" style:parent-style-name="Standard">
      <style:paragraph-properties fo:orphans="0" fo:widows="0" fo:break-before="page" style:snap-to-layout-grid="false"/>
      <style:text-properties fo:font-size="11pt" fo:font-weight="normal" fo:background-color="transparent" style:font-name-asian="Times New Roman" style:font-size-asian="11pt" style:font-weight-asian="normal" style:font-size-complex="11pt" style:font-weight-complex="normal"/>
    </style:style>
    <style:style style:name="P18" style:family="paragraph" style:parent-style-name="Standard">
      <style:paragraph-properties fo:orphans="0" fo:widows="0" fo:break-before="page" style:snap-to-layout-grid="false"/>
      <style:text-properties fo:font-size="11pt" fo:font-weight="normal" fo:background-color="#ffff00" style:font-name-asian="Times New Roman" style:font-size-asian="11pt" style:font-weight-asian="normal" style:font-size-complex="11pt" style:font-weight-complex="normal"/>
    </style:style>
    <style:style style:name="P19" style:family="paragraph" style:parent-style-name="Standard" style:list-style-name="WW8Num12">
      <style:paragraph-properties fo:margin-left="0in" fo:margin-right="0in" fo:orphans="0" fo:widows="0" fo:text-indent="0in" style:auto-text-indent="false" style:snap-to-layout-grid="false">
        <style:tab-stops/>
      </style:paragraph-properties>
      <style:text-properties fo:font-size="11pt" fo:font-style="normal" fo:font-weight="normal" fo:background-color="transparent" style:font-name-asian="Times New Roman" style:font-size-asian="11pt" style:font-style-asian="normal" style:font-weight-asian="normal" style:font-size-complex="11pt" style:font-style-complex="normal" style:font-weight-complex="normal"/>
    </style:style>
    <style:style style:name="P20" style:family="paragraph" style:parent-style-name="Standard" style:list-style-name="WW8Num12">
      <style:paragraph-properties fo:margin-left="0in" fo:margin-right="0in" fo:orphans="0" fo:widows="0" fo:text-indent="0in" style:auto-text-indent="false" style:snap-to-layout-grid="false">
        <style:tab-stops/>
      </style:paragraph-properties>
      <style:text-properties fo:font-size="11pt" fo:font-weight="normal" fo:background-color="transparent" style:font-name-asian="Times New Roman" style:font-size-asian="11pt" style:font-weight-asian="normal" style:font-size-complex="11pt" style:font-weight-complex="normal"/>
    </style:style>
    <style:style style:name="P21" style:family="paragraph" style:parent-style-name="Standard">
      <style:paragraph-properties fo:margin-left="0in" fo:margin-right="0in" fo:orphans="0" fo:widows="0" fo:text-indent="0in" style:auto-text-indent="false" style:snap-to-layout-grid="false">
        <style:tab-stops/>
      </style:paragraph-properties>
      <style:text-properties fo:font-size="11pt" fo:font-style="italic" fo:font-weight="normal" fo:background-color="transparent" style:font-name-asian="Times New Roman" style:font-size-asian="11pt" style:font-style-asian="italic" style:font-weight-asian="normal" style:font-size-complex="11pt" style:font-style-complex="italic" style:font-weight-complex="normal"/>
    </style:style>
    <style:style style:name="P22" style:family="paragraph" style:parent-style-name="Standard" style:list-style-name="WW8Num12">
      <style:paragraph-properties fo:margin-left="0.9846in" fo:margin-right="0in" fo:orphans="0" fo:widows="0" fo:text-indent="-0.25in" style:auto-text-indent="false" style:snap-to-layout-grid="false">
        <style:tab-stops/>
      </style:paragraph-properties>
      <style:text-properties fo:font-size="11pt" fo:font-style="normal" fo:font-weight="normal" fo:background-color="transparent" style:font-name-asian="Times New Roman"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9945in" fo:margin-right="0in" fo:orphans="0" fo:widows="0" fo:text-indent="-0.4925in" style:auto-text-indent="false" style:snap-to-layout-grid="false">
        <style:tab-stops/>
      </style:paragraph-properties>
      <style:text-properties fo:font-size="11pt" fo:font-style="italic" fo:font-weight="normal" fo:background-color="transparent" style:font-name-asian="Times New Roman" style:font-size-asian="11pt" style:font-style-asian="italic" style:font-weight-asian="normal" style:font-size-complex="11pt" style:font-style-complex="italic" style:font-weight-complex="normal"/>
    </style:style>
    <style:style style:name="P24" style:family="paragraph" style:parent-style-name="Standard" style:list-style-name="WW8Num12">
      <style:paragraph-properties fo:margin-left="0.9846in" fo:margin-right="0in" fo:orphans="0" fo:widows="0" fo:text-indent="-0.4827in" style:auto-text-indent="false" style:snap-to-layout-grid="false">
        <style:tab-stops/>
      </style:paragraph-properties>
      <style:text-properties fo:font-size="11pt" fo:font-weight="normal" fo:background-color="transparent" style:font-name-asian="Times New Roman" style:font-size-asian="11pt" style:font-weight-asian="normal" style:font-size-complex="11pt" style:font-weight-complex="normal"/>
    </style:style>
    <style:style style:name="P25" style:family="paragraph" style:parent-style-name="Standard">
      <style:paragraph-properties fo:margin-left="0.9846in" fo:margin-right="0in" fo:orphans="0" fo:widows="0" fo:text-indent="-0.4736in" style:auto-text-indent="false" style:snap-to-layout-grid="false">
        <style:tab-stops/>
      </style:paragraph-properties>
      <style:text-properties fo:font-size="11pt" fo:font-style="italic" fo:font-weight="normal" fo:background-color="transparent" style:font-name-asian="Times New Roman"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9846in" fo:margin-right="0in" fo:orphans="0" fo:widows="0" fo:text-indent="-0.4736in" style:auto-text-indent="false" style:snap-to-layout-grid="false">
        <style:tab-stops/>
      </style:paragraph-properties>
      <style:text-properties fo:font-size="11pt" fo:font-weight="normal" fo:background-color="transparent" style:font-name-asian="Times New Roman" style:font-size-asian="11pt" style:font-weight-asian="normal" style:font-size-complex="11pt" style:font-weight-complex="normal"/>
    </style:style>
    <style:style style:name="P27" style:family="paragraph" style:parent-style-name="List_20_Paragraph" style:list-style-name="L3">
      <style:text-properties fo:font-size="11pt" style:font-size-asian="11pt" style:font-size-complex="11pt"/>
    </style:style>
    <style:style style:name="P28" style:family="paragraph" style:parent-style-name="List_20_Paragraph" style:list-style-name="L5">
      <style:text-properties fo:font-size="11pt" style:font-size-asian="11pt" style:font-size-complex="11pt"/>
    </style:style>
    <style:style style:name="P29" style:family="paragraph" style:parent-style-name="List_20_Paragraph" style:list-style-name="L6">
      <style:text-properties fo:font-size="11pt" style:font-size-asian="11pt" style:font-size-complex="11pt"/>
    </style:style>
    <style:style style:name="P30" style:family="paragraph" style:parent-style-name="List_20_Paragraph" style:list-style-name="L3">
      <style:paragraph-properties fo:orphans="0" fo:widows="0" style:snap-to-layout-grid="false"/>
      <style:text-properties fo:font-size="11pt" fo:font-style="italic" style:text-underline-style="solid" style:text-underline-width="auto" style:text-underline-color="font-color" fo:font-weight="normal" fo:background-color="transparent" style:font-name-asian="Times New Roman" style:font-size-asian="11pt" style:font-style-asian="italic" style:font-weight-asian="normal" style:font-size-complex="11pt" style:font-style-complex="italic" style:font-weight-complex="normal"/>
    </style:style>
    <style:style style:name="P31" style:family="paragraph" style:parent-style-name="List_20_Paragraph">
      <style:paragraph-properties fo:orphans="0" fo:widows="0" style:snap-to-layout-grid="false"/>
      <style:text-properties fo:font-size="11pt" fo:font-style="italic" style:text-underline-style="solid" style:text-underline-width="auto" style:text-underline-color="font-color" fo:font-weight="normal" fo:background-color="transparent" style:font-name-asian="Times New Roman" style:font-size-asian="11pt" style:font-style-asian="italic" style:font-weight-asian="normal" style:font-size-complex="11pt" style:font-style-complex="italic" style:font-weight-complex="normal"/>
    </style:style>
    <style:style style:name="P32" style:family="paragraph" style:parent-style-name="List_20_Paragraph" style:list-style-name="L3">
      <style:paragraph-properties fo:orphans="0" fo:widows="0" style:snap-to-layout-grid="false"/>
      <style:text-properties fo:font-size="11pt" fo:font-style="normal" style:text-underline-style="none" fo:font-weight="normal" fo:background-color="transparent" style:font-name-asian="Times New Roman" style:font-size-asian="11pt" style:font-style-asian="normal" style:font-weight-asian="normal" style:font-size-complex="11pt" style:font-style-complex="normal" style:font-weight-complex="normal"/>
    </style:style>
    <style:style style:name="P33" style:family="paragraph" style:parent-style-name="List_20_Paragraph" style:list-style-name="L5">
      <style:paragraph-properties fo:orphans="0" fo:widows="0" style:snap-to-layout-grid="false"/>
      <style:text-properties fo:font-size="11pt" fo:font-style="normal" style:text-underline-style="none" fo:font-weight="normal" fo:background-color="transparent" style:font-name-asian="Times New Roman" style:font-size-asian="11pt" style:font-style-asian="normal" style:font-weight-asian="normal" style:font-size-complex="11pt" style:font-style-complex="normal" style:font-weight-complex="normal"/>
    </style:style>
    <style:style style:name="P34" style:family="paragraph" style:parent-style-name="List_20_Paragraph" style:list-style-name="L6">
      <style:paragraph-properties fo:orphans="0" fo:widows="0" style:snap-to-layout-grid="false"/>
      <style:text-properties fo:font-size="11pt" fo:font-style="normal" style:text-underline-style="none" fo:font-weight="normal" fo:background-color="transparent" style:font-name-asian="Times New Roman" style:font-size-asian="11pt" style:font-style-asian="normal" style:font-weight-asian="normal" style:font-size-complex="11pt" style:font-style-complex="normal" style:font-weight-complex="normal"/>
    </style:style>
    <style:style style:name="P35" style:family="paragraph" style:parent-style-name="List_20_Paragraph" style:list-style-name="L3">
      <style:text-properties fo:font-size="11pt" fo:font-style="normal" style:text-underline-style="none" style:font-size-asian="11pt" style:font-style-asian="normal" style:font-size-complex="11pt" style:font-style-complex="normal"/>
    </style:style>
    <style:style style:name="P36" style:family="paragraph" style:parent-style-name="List_20_Paragraph">
      <style:paragraph-properties fo:orphans="0" fo:widows="0" fo:break-before="page" style:snap-to-layout-grid="false"/>
      <style:text-properties fo:font-size="11pt" fo:font-style="italic" style:text-underline-style="solid" style:text-underline-width="auto" style:text-underline-color="font-color" fo:font-weight="normal" fo:background-color="transparent" style:font-name-asian="Times New Roman"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name-asian="Times New Roman"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fo:background-color="transparent" style:font-name-asian="Times New Roman"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ize="11pt" fo:font-weight="normal" style:font-name-asian="Times New Roman" style:font-size-asian="11pt" style:font-weight-asian="normal" style:font-size-complex="11pt" style:font-weight-complex="normal"/>
    </style:style>
    <style:style style:name="T10" style:family="text">
      <style:text-properties fo:background-color="#ffff00"/>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44463816324208304" text:style-name="WW8Num12">
        <text:list-item>
          <text:p text:style-name="P3"><text:span text:style-name="T1">Introduction</text:span> <text:line-break/><text:tab/>There is no question that today's children are facing more distractions than ever to keep them unfocused and unwilling to learn. <text:s/>The ever-increasing prevalence of mobile devices continue to improve the world's access to the vast expanse that is the internet, but in some cases this may not be a benefit. <text:s/>The nature of instant gratification and communication over the web constantly tempts students who should be studying. <text:s/>To combat these cases in which the student is too stubborn or sidetracked to study, a mobile application called SternerLearn is proposed. <text:s/>This program will serve as a means to convey important information to parents and students. <text:s/>But, if parental knowledge of curriculum is not enough to ensure good behavior and timely completion of assignments, SternerLearn can act as a unique, configurable, web-based enforcement tool for parents until their child has improved on his or her educational goals.<text:line-break/></text:p>
        </text:list-item>
        <text:list-item>
          <text:p text:style-name="P1"><text:span text:style-name="T1">Project Goal and Objectives</text:span> </text:p>
          <text:p text:style-name="P1"/>
          <text:list>
            <text:list-item>
              <text:p text:style-name="P3"><text:span text:style-name="T2">Overall goal</text:span> <text:line-break/><text:tab/>The project aim to create a mobile interface for parents to monitor their child’s progress in school. <text:s/>Stemming from an apparent disconnect of communication between parents, students, and instructors in many schools, this tool will act to provide cohesion needed between the three when the student is not a willing relay of scholastic information. <text:s/>Parents will be provided with instant access to the performance of their child, the details of what work is expected for each class, and whether or not deadlines have been met. <text:s/>In addition to these features, the student will have access to assignment-specific data and teaching resources to aid them in their studies. <text:s/>Finally, a digital disciplinary measure controlled by the parent will allow for both the enactment of repercussions to be placed on the student and enhanced monitoring features by the parent.<text:line-break/></text:p>
            </text:list-item>
            <text:list-item>
              <text:p text:style-name="P1"><text:span text:style-name="T7">Specific objectives</text:span><text:line-break/><text:tab/>This project's objective is to create a secure mobile app that can be used by parents to help reinforce the value of placing an interest in their child's studies. <text:s/>The app will have access to access a server containing thorough scholastic information uploaded by teachers and staff of the school system. <text:s/>The visual interface will provide clear information in a way that is beneficial to the user depending on whether they are parent or student. <text:s/>The application will be able to provide system notifications by interfacing with the mobile API to provide users with a greater awareness of urgent educational information. <text:s/>Ultimately, it will be able to diagnose if the student is failing to meet syllabus criteria or adhere to school policies, reporting to the parent and imposing penalties that they have set.<text:line-break/></text:p>
            </text:list-item>
            <text:list-item>
              <text:p text:style-name="P1"><text:span text:style-name="T2">Significance</text:span> <text:line-break/><text:tab/>This app will improve the quality of learning at participating school districts. <text:s/>Countless frustrations have risen because no clear channel of correspondence exists between the home and the school. Since an internet terminal now resides in the pockets of most, creating such a channel properly could come with extreme benefit to the district. <text:s/>School funding is in part judged by the effectiveness of producing quality GPA, and this app can address students who would have little interest in maintaining grades to push towards a better looking district and an increase in educational finances. Apart from providing the central functionality of a virtual report card and calendar, this app would expose the inner mechanisms of the classroom to otherwise uninformed parents. Essentially, teachers would be able to construct an organized learning environment with a valid lecture plan so that parents are not only satisfied with their child’s intellectual growth but also in the nature of his or her studies. <text:s/>This type of open resource could be very healthy to schools by improving the quality of both students and instructors.</text:p>
            </text:list-item>
          </text:list>
        </text:list-item>
      </text:list>
      <text:p text:style-name="P2"/>
      <text:p text:style-name="P2"/>
      <text:p text:style-name="P2"/>
      <text:p text:style-name="P2"/>
      <text:list xml:id="list42339215" text:continue-numbering="true" text:style-name="WW8Num12">
        <text:list-item>
          <text:p text:style-name="P1"><text:soft-page-break/><text:span text:style-name="T1">Project Background</text:span></text:p>
          <text:list>
            <text:list-header>
              <text:p text:style-name="P1"><text:span text:style-name="T2">Many other platforms exist with similar features to SternerLearn, but none of them can provide the full spectrum of education, communication, and parental control. <text:s/>Below are several popular programs and applications that support features included in this project. <text:s/></text:span></text:p>
            </text:list-header>
          </text:list>
        </text:list-item>
      </text:list>
      <text:p text:style-name="P2"><text:span text:style-name="T2"/></text:p>
      <text:list xml:id="list42341852" text:continue-numbering="true" text:style-name="WW8Num12">
        <text:list-item>
          <text:list>
            <text:list-item>
              <text:p text:style-name="P4"><text:span text:style-name="T4">Blackboard</text:span></text:p>
              <text:p text:style-name="P24">Blackboard is primarily a browser-based implementation although a mobile version is available on limited service providers. <text:s/>It is implemented by entire schools to act as an interface between students and their instructors. <text:s/>It features a website for each enrolled class that may be linked to any uploaded file as well as a system for submitting files to instructors electronically. <text:s/>It can also post reminders of due dates. <text:s/>However, it is only designed to be used by responsible students.</text:p>
              <text:p text:style-name="P20"/>
            </text:list-item>
            <text:list-item>
              <text:p text:style-name="P11">Dash</text:p>
            </text:list-item>
          </text:list>
        </text:list-item>
      </text:list>
      <text:p text:style-name="P23"><text:tab/><text:span text:style-name="T6">Dash acts as a mobile communication interface between parents and teachers. <text:s/>Unlike blackboard, it is mainly intended for younger students. <text:s/>The app allows for a quick summary of the behavior of children to be sent from a teacher's mobile device to the guardian's and integrates with the Android platform to provide texting and calling. <text:s/>It lacks the features pertaining to grades and planning.</text:span></text:p>
      <text:p text:style-name="P21"><text:span text:style-name="T6"/></text:p>
      <text:list xml:id="list42343161" text:continue-numbering="true" text:style-name="WW8Num12">
        <text:list-item>
          <text:list>
            <text:list-item>
              <text:p text:style-name="P11">HomeWork</text:p>
            </text:list-item>
          </text:list>
        </text:list-item>
      </text:list>
      <text:p text:style-name="P23"><text:tab/><text:span text:style-name="T6">HomeWork is not a communication tool at all but an Android app designed to track school deadlines into a mobile calendar. <text:s/>This app has multiple features to enhance planning such as creating classes with stored contact information and assignments with stored properties and also integrates with the Google calendar. <text:s/>But, it is not service-oriented.</text:span></text:p>
      <text:p text:style-name="P21"><text:span text:style-name="T6"/></text:p>
      <text:list xml:id="list42349125" text:continue-numbering="true" text:style-name="WW8Num12">
        <text:list-item>
          <text:list>
            <text:list-item>
              <text:p text:style-name="P11">PowerSchool</text:p>
              <text:p text:style-name="P22">This web-based system contains a wide array of features. <text:s/>It is a centralized web-based program that uses databases to manage student and faculty information, class schedules and assignments, attendance and discipline tracking, a scheduling tool, and report generation. <text:s/>These are many of the features that SternerLearn provides, but it does not give parents any direct control of the learning environment.</text:p>
              <text:p text:style-name="P19"/>
            </text:list-item>
            <text:list-item>
              <text:p text:style-name="P11">Edmodo</text:p>
            </text:list-item>
          </text:list>
        </text:list-item>
      </text:list>
      <text:p text:style-name="P25"><text:tab/><text:span text:style-name="T6">Edmodo is another centralized learning tool connecting teachers and students that has begun to migrate to mobile platforms. <text:s/>This progam provides a method to quickly and directly communicate with instructors, who can also use the tool as a grade book. <text:s/>It's biggest feature is the ability to dynamically network with anyone wishing to get involved with the school district.</text:span></text:p>
      <text:p text:style-name="P21"><text:span text:style-name="T6"/></text:p>
      <text:list xml:id="list42336366" text:continue-numbering="true" text:style-name="WW8Num12">
        <text:list-item>
          <text:list>
            <text:list-item>
              <text:p text:style-name="P4"><text:span text:style-name="T4">eBlaster</text:span> <text:span text:style-name="T4">Mobile</text:span></text:p>
              <text:p text:style-name="P22">Eblaster Mobile is a step in another direction. <text:s/>Since SternerLearn requires monitoring and access control capabilities, this app is worthy of consideration. <text:s/>Basically, it functions as a background application on Android devices that is able to log all activity on the device, from text messaging to emails to voice call details.</text:p>
              <text:p text:style-name="P19"/>
            </text:list-item>
            <text:list-item>
              <text:p text:style-name="P11">MMGuardian</text:p>
            </text:list-item>
          </text:list>
        </text:list-item>
      </text:list>
      <text:p text:style-name="P26"><text:span text:style-name="T6"><text:tab/>Whereas eBlaster Mobile is solely an activity logger, MMGuardian allows for direct parental control to be placed on an Android device. <text:s/>It has a GPS locator of the phone, may set restrictions on usage based on time of day, and can control when applications can be used.</text:span></text:p>
      <text:p text:style-name="P17"/>
      <text:list xml:id="list42336769" text:continue-numbering="true" text:style-name="WW8Num12">
        <text:list-item>
          <text:p text:style-name="P9">Proposed System</text:p>
          <text:list>
            <text:list-item>
              <text:p text:style-name="P12">Requirement Specification</text:p>
            </text:list-item>
          </text:list>
        </text:list-item>
      </text:list>
      <text:p text:style-name="P13"/>
      <text:list xml:id="list42336406" text:continue-numbering="true" text:style-name="WW8Num12">
        <text:list-item>
          <text:list>
            <text:list-item>
              <text:list>
                <text:list-item>
                  <text:p text:style-name="P12">Functional/Business Requirements</text:p>
                </text:list-item>
              </text:list>
            </text:list-item>
          </text:list>
        </text:list-item>
      </text:list>
      <text:p text:style-name="P15"><text:span text:style-name="T3"><text:tab/><text:tab/><text:tab/></text:span><text:span text:style-name="T5">Mobile Interface</text:span></text:p>
      <text:list xml:id="list2247517055618218272" text:style-name="L3">
        <text:list-item>
          <text:p text:style-name="P35">(10) The system shall have an interface accessible through an application available on mobile Android platforms.</text:p>
        </text:list-item>
        <text:list-item>
          <text:p text:style-name="P35">(10) The mobile interface shall have 3 account options: guardian, teacher, and student.</text:p>
        </text:list-item>
        <text:list-item>
          <text:p text:style-name="P35">(10) Guardian accounts shall be able to read school data, modify parental controls, and read student tracking. </text:p>
        </text:list-item>
        <text:list-item>
          <text:p text:style-name="P35">(10) Teachers shall be able to read and write school data.</text:p>
        </text:list-item>
        <text:list-item>
          <text:p text:style-name="P32">(10) Students shall be able to read school data.</text:p>
          <text:p text:style-name="P30">Web Interface</text:p>
        </text:list-item>
        <text:list-item>
          <text:p text:style-name="P35">(10) The system shall have an interface accessible through any common web browser.</text:p>
        </text:list-item>
        <text:list-item>
          <text:p text:style-name="P32">(10) The web interface shall have the same capabilities as the mobile interface.</text:p>
          <text:p text:style-name="P30">School Data</text:p>
        </text:list-item>
        <text:list-item>
          <text:p text:style-name="P35">(10) School data shall contain grades, assignments, tests, classes, attendance, students, and guardians.</text:p>
        </text:list-item>
        <text:list-item>
          <text:p text:style-name="P35">(10) Grades shall be correlated with assignments and tests.</text:p>
        </text:list-item>
        <text:list-item>
          <text:p text:style-name="P35">(10) Assignments shall have a grade and a due date.</text:p>
        </text:list-item>
        <text:list-item>
          <text:p text:style-name="P35">(10) Tests shall have a grade and a date.</text:p>
        </text:list-item>
        <text:list-item>
          <text:p text:style-name="P35">(10) Classes shall have a teacher and a list of students.</text:p>
        </text:list-item>
        <text:list-item>
          <text:p text:style-name="P32">(10) Students shall have a list of classes and a list of guardians and their attendance record.</text:p>
          <text:p text:style-name="P30">Notifications</text:p>
        </text:list-item>
        <text:list-item>
          <text:p text:style-name="P35">(9) The system shall have the ability to send emails to guardians.</text:p>
        </text:list-item>
        <text:list-item>
          <text:p text:style-name="P35">(9) Emails shall automatically be sent to guardians when students fail assignments or tests, are tardy, or absent.</text:p>
        </text:list-item>
        <text:list-item>
          <text:p text:style-name="P35">(6) Guardians shall be able to configure or disable the automatic email system.</text:p>
        </text:list-item>
        <text:list-item>
          <text:p text:style-name="P32">(6) Teachers shall be able to manually send an email to a given student’s guardians.</text:p>
          <text:p text:style-name="P30">Parental Control</text:p>
        </text:list-item>
        <text:list-item>
          <text:p text:style-name="P27">(10) Guardians shall be able to view and configure settings on their student’s Android device if the student also has the mobile application installed.</text:p>
        </text:list-item>
        <text:list-item>
          <text:p text:style-name="P27">(10) Guardians shall be able to view their student’s past and current location using the Student Tracking.</text:p>
        </text:list-item>
        <text:list-item>
          <text:p text:style-name="P27">(8) Guardians shall be able to view their student’s text messages.</text:p>
        </text:list-item>
        <text:list-item>
          <text:p text:style-name="P27">(6) Guardians shall be able to disable applications for given time frames.</text:p>
        </text:list-item>
        <text:list-item>
          <text:p text:style-name="P27">(10) Student academic performance shall be rated by a tiered system of based on </text:p>
        </text:list-item>
        <text:list-item>
          <text:p text:style-name="P27">(8) The guardian’s application shall be granted access to the student’s device at preset behavior levels.</text:p>
        </text:list-item>
        <text:list-item>
          <text:p text:style-name="P27">(7) These levels shall be configurable by the guardian.</text:p>
        </text:list-item>
        <text:list-item>
          <text:p text:style-name="P27">(8) The preset levels shall have defaults depending on the student’s grades, absences, and tardiness.</text:p>
        </text:list-item>
        <text:list-item>
          <text:p text:style-name="P32">(10) The student’s application shall have a secondary password to prevent uninstallation of the application without the guardian’s consent.</text:p>
        </text:list-item>
        <text:list-item>
          <text:p text:style-name="P27">(10) The system shall automatically record the longitude and latitude coordinates of the student’s device every 15 minutes.</text:p>
        </text:list-item>
        <text:list-item>
          <text:p text:style-name="P30"><text:span text:style-name="T8">(10) The coordinates shall be stored for future access.</text:span></text:p>
        </text:list-item>
      </text:list>
      <text:p text:style-name="P31"/>
      <text:p text:style-name="P36"/>
      <text:list xml:id="list42329243" text:continue-list="list42336406" text:style-name="WW8Num12">
        <text:list-item>
          <text:list>
            <text:list-item>
              <text:list>
                <text:list-item>
                  <text:p text:style-name="P12">Non-functional/Technical Requirements</text:p>
                  <text:p text:style-name="P12"/>
                </text:list-item>
              </text:list>
            </text:list-item>
          </text:list>
        </text:list-item>
      </text:list>
      <text:list xml:id="list4850167055695566777" text:style-name="L5">
        <text:list-item>
          <text:list>
            <text:list-item>
              <text:list>
                <text:list-item>
                  <text:p text:style-name="P28">(10) All persistent data shall be stored in SQL databases on an IBM cloud machine.</text:p>
                </text:list-item>
                <text:list-item>
                  <text:p text:style-name="P28">(10) Data tables shall store data on each of the following: <text:s/>schools, staff members, user accounts, students, courses, and assignments.</text:p>
                </text:list-item>
                <text:list-item>
                  <text:p text:style-name="P28">(10) Data tables shall store student-specific data related to his or her academics as well as data related to parent-controlled features such as detentions, missed due dates, and GPS tracking.</text:p>
                </text:list-item>
                <text:list-item>
                  <text:p text:style-name="P28">(10) The response time shall be low enough to not affect the user experience detrimentally.</text:p>
                </text:list-item>
                <text:list-item>
                  <text:p text:style-name="P28">(9) The system shall securely communicate personal information between the server and clients.</text:p>
                </text:list-item>
                <text:list-item>
                  <text:p text:style-name="P28">(6) The system shall locally store messages to the server while disconnected from the server.</text:p>
                </text:list-item>
                <text:list-item>
                  <text:p text:style-name="P33">(5) The system shall cache data from the server for viewing while disconnected from the server.</text:p>
                  <text:p text:style-name="P33"/>
                </text:list-item>
              </text:list>
            </text:list-item>
          </text:list>
        </text:list-item>
      </text:list>
      <text:list xml:id="list42343472" text:continue-list="list42329243" text:style-name="WW8Num12">
        <text:list-item>
          <text:list>
            <text:list-item>
              <text:list>
                <text:list-item>
                  <text:p text:style-name="P12">Technological and Architectural requirements</text:p>
                  <text:p text:style-name="P12"/>
                </text:list-item>
              </text:list>
            </text:list-item>
          </text:list>
        </text:list-item>
      </text:list>
      <text:list xml:id="list4830847626077579077" text:style-name="L6">
        <text:list-item>
          <text:list>
            <text:list-item>
              <text:p text:style-name="P29">The mobile interface shall require an Android operating system.</text:p>
            </text:list-item>
            <text:list-item>
              <text:p text:style-name="P29">The Android application shall be designed using JQuery Mobile.</text:p>
            </text:list-item>
            <text:list-item>
              <text:p text:style-name="P29">The web interface shall require a web browser.</text:p>
            </text:list-item>
            <text:list-item>
              <text:p text:style-name="P29">All interfaces shall require an internet connection to fully function.</text:p>
            </text:list-item>
            <text:list-item>
              <text:p text:style-name="P29">The data storage shall require SQL.</text:p>
            </text:list-item>
            <text:list-item>
              <text:p text:style-name="P34">The server shall require the .NET framework.</text:p>
              <text:p text:style-name="P34"/>
            </text:list-item>
          </text:list>
        </text:list-item>
      </text:list>
      <text:list xml:id="list42336698" text:continue-list="list42343472" text:style-name="WW8Num12">
        <text:list-item>
          <text:list>
            <text:list-item>
              <text:list>
                <text:list-item>
                  <text:p text:style-name="P14">Business Process/Workflow analysis</text:p>
                  <text:p text:style-name="P12"/>
                </text:list-item>
              </text:list>
            </text:list-item>
            <text:list-item>
              <text:p text:style-name="P12">Framework Specification</text:p>
              <text:list>
                <text:list-item>
                  <text:p text:style-name="P6">Assumptions and Principles</text:p>
                </text:list-item>
                <text:list-item>
                  <text:p text:style-name="P6">Methodologies and Algorithms</text:p>
                </text:list-item>
                <text:list-item>
                  <text:p text:style-name="P6">Design Pattern</text:p>
                </text:list-item>
                <text:list-item>
                  <text:p text:style-name="P6">System Architecture Diagram</text:p>
                  <text:p text:style-name="P6"/>
                </text:list-item>
              </text:list>
            </text:list-item>
            <text:list-item>
              <text:p text:style-name="P4">System Specification</text:p>
              <text:list>
                <text:list-item>
                  <text:p text:style-name="P6">Existing Services</text:p>
                </text:list-item>
                <text:list-item>
                  <text:p text:style-name="P4">New Services to be built</text:p>
                  <text:list>
                    <text:list-item>
                      <text:p text:style-name="P16"><text:span text:style-name="T9">Class Diagram</text:span></text:p>
                    </text:list-item>
                    <text:list-item>
                      <text:p text:style-name="P6">Sequence Diagram</text:p>
                    </text:list-item>
                    <text:list-item>
                      <text:p text:style-name="P6">Service Specification</text:p>
                      <text:p text:style-name="P6"/>
                    </text:list-item>
                  </text:list>
                </text:list-item>
              </text:list>
            </text:list-item>
            <text:list-item>
              <text:p text:style-name="P4">Plan by Services</text:p>
              <text:list>
                <text:list-item>
                  <text:p text:style-name="P7">Tentative Schedule</text:p>
                </text:list-item>
                <text:list-item>
                  <text:p text:style-name="P7">Increment Schedule</text:p>
                </text:list-item>
                <text:list-item>
                  <text:p text:style-name="P7">Project Timelines</text:p>
                </text:list-item>
                <text:list-item>
                  <text:p text:style-name="P7">Risk Management</text:p>
                </text:list-item>
              </text:list>
            </text:list-item>
          </text:list>
        </text:list-item>
      </text:list>
      <text:p text:style-name="P8"/>
      <text:p text:style-name="P18"/>
      <text:list xml:id="list42354367" text:continue-numbering="true" text:style-name="WW8Num12">
        <text:list-item>
          <text:p text:style-name="P9">Internet Access</text:p>
        </text:list-item>
      </text:list>
      <text:p text:style-name="P10"/>
      <text:list xml:id="list42338162" text:continue-numbering="true" text:style-name="WW8Num12">
        <text:list-item>
          <text:list>
            <text:list-item>
              <text:p text:style-name="P4">Project Website: <text:s/><text:a xlink:type="simple" xlink:href="http://170.224.169.57/aspnet_client/website/website/main.html">http://170.224.169.57/aspnet_client/website/website/main.html</text:a></text:p>
            </text:list-item>
          </text:list>
        </text:list-item>
      </text:list>
      <text:p text:style-name="P5"/>
      <text:list xml:id="list42337281" text:continue-numbering="true" text:style-name="WW8Num12">
        <text:list-item>
          <text:list>
            <text:list-item>
              <text:p text:style-name="P4"><text:span text:style-name="T10">Agilefant</text:span>: <text:s/></text:p>
            </text:list-item>
          </text:list>
        </text:list-item>
      </text:list>
      <text:p text:style-name="P5"/>
      <text:list xml:id="list42354830" text:continue-numbering="true" text:style-name="WW8Num12">
        <text:list-item>
          <text:list>
            <text:list-item>
              <text:p text:style-name="P4">GitHub: <text:s/><text:a xlink:type="simple" xlink:href="http://github.com/clkv5/cs551_project/">http://github.com/clkv5/cs551_project/</text:a></text:p>
            </text:list-item>
          </text:list>
        </text:list-item>
      </text:list>
      <text:p text:style-name="P5"/>
      <text:list xml:id="list42346926" text:continue-numbering="true" text:style-name="WW8Num12">
        <text:list-item>
          <text:p text:style-name="P9">Bibliography</text:p>
        </text:list-item>
      </text:list>
      <text:p text:style-name="P10"/>
      <text:list xml:id="list42344875" text:continue-numbering="true" text:style-name="WW8Num12">
        <text:list-item>
          <text:list>
            <text:list-item>
              <text:p text:style-name="P4">Blackboard. <text:s/><text:a xlink:type="simple" xlink:href="http://www.blackboard.com/">http://www.blackboard.com/</text:a></text:p>
            </text:list-item>
          </text:list>
        </text:list-item>
      </text:list>
      <text:p text:style-name="P5"/>
      <text:list xml:id="list42348682" text:continue-numbering="true" text:style-name="WW8Num12">
        <text:list-item>
          <text:list>
            <text:list-item>
              <text:p text:style-name="P4">Dash. <text:s/><text:a xlink:type="simple" xlink:href="http://dash4teachers.com/">http://dash4teachers.com/</text:a></text:p>
            </text:list-item>
          </text:list>
        </text:list-item>
      </text:list>
      <text:p text:style-name="P5"/>
      <text:list xml:id="list42337434" text:continue-numbering="true" text:style-name="WW8Num12">
        <text:list-item>
          <text:list>
            <text:list-item>
              <text:p text:style-name="P4">HomeWork. <text:s/><text:a xlink:type="simple" xlink:href="https://play.google.com/store/apps/details?id=klwinkel.huiswerk&amp;hl=en">https://play.google.com/store/apps/details?id=klwinkel.huiswerk&amp;hl=en</text:a></text:p>
            </text:list-item>
          </text:list>
        </text:list-item>
      </text:list>
      <text:p text:style-name="P5"/>
      <text:list xml:id="list42342112" text:continue-numbering="true" text:style-name="WW8Num12">
        <text:list-item>
          <text:list>
            <text:list-item>
              <text:p text:style-name="P4">PowerSchool. <text:s/><text:a xlink:type="simple" xlink:href="http://www.pearsonschoolsystems.com/products/powerschool/">http://www.pearsonschoolsystems.com/products/powerschool/</text:a></text:p>
            </text:list-item>
          </text:list>
        </text:list-item>
      </text:list>
      <text:p text:style-name="P5"/>
      <text:list xml:id="list42353506" text:continue-numbering="true" text:style-name="WW8Num12">
        <text:list-item>
          <text:list>
            <text:list-item>
              <text:p text:style-name="P4">Edmodo. <text:s/><text:a xlink:type="simple" xlink:href="http://www.edmodo.com/">http://www.edmodo.com/</text:a></text:p>
            </text:list-item>
          </text:list>
        </text:list-item>
      </text:list>
      <text:p text:style-name="P5"/>
      <text:list xml:id="list42346446" text:continue-numbering="true" text:style-name="WW8Num12">
        <text:list-item>
          <text:list>
            <text:list-item>
              <text:p text:style-name="P4">eBlaster Mobile. <text:s/><text:a xlink:type="simple" xlink:href="http://www.eblaster.com/eblaster-mobile.html">http://www.eblaster.com/eblaster-mobile.html</text:a><text:line-break/></text:p>
            </text:list-item>
            <text:list-item>
              <text:p text:style-name="P4">MMGuardian. <text:s/><text:a xlink:type="simple" xlink:href="https://play.google.com/store/apps/details?id=com.mmguardian&amp;hl=en">https://play.google.com/store/apps/details?id=com.mmguardian&amp;hl=en</text:a></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2z0" style:family="text">
      <style:text-properties style:font-name-asian="Batang"/>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19:27:34.75</meta:creation-date>
    <dc:date>2013-02-21T22:19:24.81</dc:date>
    <meta:editing-duration>PT4H17M25S</meta:editing-duration>
    <meta:editing-cycles>22</meta:editing-cycles>
    <meta:generator>OpenOffice.org/3.4.1$Win32 OpenOffice.org_project/341m1$Build-9593</meta:generator>
    <meta:document-statistic meta:table-count="0" meta:image-count="0" meta:object-count="0" meta:page-count="5" meta:paragraph-count="101" meta:word-count="1799" meta:character-count="11542"/>
  </office:meta>
</office:document-meta>
</file>